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iExtraField.getGrou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iExtraField.setMode(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iExtraField.getCentralDirectory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iExtraField.getLinked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iExtraField.is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iExtraField.isDire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iExtraField.getLocalFileDa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siExtraField.AsiExtra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iExtraField.getCentralDirectory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iExtraField.getLocalFile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iExtraField.setDirectory( boolean dir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iExtraField.parseFromLocalFileData( byte [ ] data , int offse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siExtraField.getHead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iExtraField.setUserId( int 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iExtraField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iExtraField.g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iExtraField.getMode( int 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iExtraField.setGroupId( int g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iExtraField.setLinkedFi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